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DependentsPanel.getDependents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pendencyModel.getValueAt( int rowIndex , int column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pendencyModel.getR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DependentsPanel.getCenter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pendency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DependentsPanel.actionPerformed( java . awt . event . ActionEv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oleDependents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leDependentsPanel.getJ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oleDependentsPanel.getRemoveButt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RoleDependentsPanel.setSelectedNode( DefaultMutableTreeNode nod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ependencyModel.getColumnName( int colum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DependentsPanel.RoleDependent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leDependents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